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/>
      <style:text-properties style:language-complex="ar" style:country-complex="SA"/>
    </style:style>
    <style:style style:name="TableColumn4" style:family="table-column">
      <style:table-column-properties style:column-width="0.5937in" style:use-optimal-column-width="false"/>
    </style:style>
    <style:style style:name="TableColumn5" style:family="table-column">
      <style:table-column-properties style:column-width="6.0993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 fo:background-color="#E6E6E6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15" style:family="table-column">
      <style:table-column-properties style:column-width="0.5937in" style:use-optimal-column-width="false"/>
    </style:style>
    <style:style style:name="TableColumn16" style:family="table-column">
      <style:table-column-properties style:column-width="6.0993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background-color="#E6E6E6"/>
    </style:style>
    <style:style style:name="T2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1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2" style:parent-style-name="Textbody" style:family="paragraph"/>
    <style:style style:name="T23" style:parent-style-name="Fuentedepárrafopredeter." style:family="text">
      <style:text-properties style:font-name="Wingdings" style:font-name-asian="Wingdings" style:font-name-complex="Wingdings"/>
    </style:style>
    <style:style style:name="T24" style:parent-style-name="Fuentedepárrafopredeter." style:family="text">
      <style:text-properties style:font-name="Wingdings" style:font-name-asian="Wingdings" style:font-name-complex="Wingdings"/>
    </style:style>
    <style:style style:name="T25" style:parent-style-name="Fuentedepárrafopredeter." style:family="text">
      <style:text-properties style:font-name="Wingdings" style:font-name-asian="Wingdings" style:font-name-complex="Wingdings"/>
    </style:style>
    <style:style style:name="T26" style:parent-style-name="Fuentedepárrafopredeter.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/>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TableContents"><text:span text:style-name="T11">Nome:</text:span><text:span text:style-name="T12">Julio Miguel Lubián Gañete</text:span></text:p>
          </table:table-cell>
        </table:table-row>
      </table:table>
      <text:p text:style-name="Standard"/>
      <text:p text:style-name="P13">Velocidade do bus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<draw:frame draw:style-name="a1" draw:name="Imagen8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1">
            <text:list text:style-name="LFO2" text:continue-numbering="true">
              <text:list-item>
                <text:p text:style-name="P22">Un usuario dun foro de arquitectura de computadores publicou unha mensaxe no que indica que instalou dous módulos de memoria DDR2-800 en<text:s/>configuración dual channel e que a velocidade máxima que alcanza a mesma, en MB/s, é de 25600 MB/s. Que opinas en relación á súa mensaxe?</text:p>
              </text:list-item>
            </text:list>
            <text:p text:style-name="Textbody">800Mhz<text:span text:style-name="T23"></text:span><text:s/>800.000.000 ciclos en un segundo</text:p>
            <text:p text:style-name="Textbody">Arquitectura<text:s/><text:span text:style-name="T24"></text:span><text:s/>64 bit</text:p>
            <text:p text:style-name="Textbody">Canales<text:s/><text:span text:style-name="T25"></text:span><text:s/>2</text:p>
            <text:p text:style-name="Textbody">800.000.000*64*2=102.400.000.000bits segundo<text:s/><text:span text:style-name="T26"></text:span><text:s/>12206 MB/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2-09-20T17:11:00Z</dc:date>
    <meta:template xlink:href="Normal" xlink:type="simple"/>
    <meta:editing-cycles>2</meta:editing-cycles>
    <meta:editing-duration>PT34320S</meta:editing-duration>
    <meta:document-statistic meta:page-count="1" meta:paragraph-count="1" meta:word-count="72" meta:character-count="468" meta:row-count="3" meta:non-whitespace-character-count="397"/>
  </office:meta>
</office:document-meta>
</file>